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none" draw:textarea-horizontal-align="justify" draw:textarea-vertical-align="middle" draw:auto-grow-height="false" fo:min-height="18.698cm" fo:min-width="27.14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333333" draw:marker-start-width="0.279cm" draw:marker-end-width="0.279cm" draw:fill="solid" draw:fill-color="#ffffff" fo:min-height="0.71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2.249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401cm" fo:min-width="2.248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38cm" fo:min-width="2.24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949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cm" fo:min-width="2.948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749cm" fo:min-width="2.949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2cm" fo:min-width="2.949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424cm" fo:min-width="2.948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04cm" fo:min-width="2.949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175cm" fo:min-width="2.949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811cm" fo:min-width="2.948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62cm" fo:min-width="2.949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85cm" fo:min-width="2.949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586cm" fo:min-width="2.948cm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27cm" fo:min-width="2.949cm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27cm" fo:min-width="2.949cm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77cm" fo:min-width="2.949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263cm" fo:min-width="2.249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031cm" fo:min-width="2.248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206cm" fo:min-width="2.24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234cm" fo:min-width="2.949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958cm" fo:min-width="2.948cm"/>
      <style:paragraph-properties style:writing-mode="lr-tb"/>
    </style:style>
    <style:style style:name="gr2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655cm" fo:min-width="2.949cm"/>
      <style:paragraph-properties style:writing-mode="lr-tb"/>
    </style:style>
    <style:style style:name="gr2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655cm" fo:min-width="2.949cm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102cm" fo:min-width="2.949cm"/>
      <style:paragraph-properties style:writing-mode="lr-tb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627cm" fo:min-width="2.948cm"/>
      <style:paragraph-properties style:writing-mode="lr-tb"/>
    </style:style>
    <style:style style:name="gr2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71cm" fo:min-width="2.949cm"/>
      <style:paragraph-properties style:writing-mode="lr-tb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standard">
      <style:graphic-properties svg:stroke-color="#000000" draw:marker-end="Extrémités_20_de_20_flèche_20_1" draw:textarea-vertical-align="middle"/>
    </style:style>
    <style:style style:name="gr32" style:family="graphic" style:parent-style-name="standard">
      <style:graphic-properties draw:stroke="dash" draw:stroke-dash="Double_20_Dash" svg:stroke-color="#000000" svg:stroke-linecap="butt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7pt" style:font-size-asian="8pt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7pt" style:font-size-asian="8pt" style:font-size-complex="8pt"/>
    </style:style>
    <style:style style:name="P6" style:family="paragraph">
      <style:paragraph-properties fo:text-align="center" style:writing-mode="lr-tb"/>
      <style:text-properties fo:font-size="7pt"/>
    </style:style>
    <style:style style:name="P7" style:family="paragraph">
      <loext:graphic-properties draw:fill="none"/>
      <style:paragraph-properties fo:text-align="center" style:writing-mode="lr-tb"/>
      <style:text-properties fo:font-size="7pt"/>
    </style:style>
    <style:style style:name="P8" style:family="paragraph">
      <loext:graphic-properties draw:fill="none"/>
      <style:paragraph-properties fo:text-align="center"/>
      <style:text-properties fo:font-size="7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7pt" style:font-size-asian="8pt" style:font-size-complex="8pt"/>
    </style:style>
    <style:style style:name="T2" style:family="text">
      <style:text-properties fo:font-size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classes</text:p>
            </draw:text-box>
          </draw:frame>
        </draw:g>
        <draw:g xml:id="id1" draw:id="id1">
          <draw:custom-shape draw:style-name="gr3" draw:text-style-name="P5" draw:layer="layout" svg:width="2.749cm" svg:height="0.661cm" svg:x="3.15cm" svg:y="3cm">
            <text:p text:style-name="P4"><text:span text:style-name="T1">«ENUM»</text:span></text:p>
            <text:p text:style-name="P4"><text:span text:style-name="T1">Rol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7" draw:layer="layout" svg:width="2.748cm" svg:height="1.651cm" svg:x="3.151cm" svg:y="3.661cm">
            <text:p text:style-name="P6"><text:span text:style-name="T2">Chef</text:span></text:p>
            <text:p text:style-name="P6"><text:span text:style-name="T2">Livreur</text:span></text:p>
            <text:p text:style-name="P6"><text:span text:style-name="T2">Cli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8" draw:layer="layout" svg:width="2.749cm" svg:height="0.588cm" svg:x="3.151cm" svg:y="5.3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6" draw:text-style-name="P5" draw:layer="layout" svg:width="3.449cm" svg:height="0.9cm" svg:x="7.925cm" svg:y="3.051cm">
            <text:p text:style-name="P4"><text:span text:style-name="T1">Utilisateu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7" draw:layer="layout" svg:width="3.448cm" svg:height="2.25cm" svg:x="7.926cm" svg:y="3.951cm">
            <text:p text:style-name="P6"><text:span text:style-name="T2">- login : varchar</text:span></text:p>
            <text:p text:style-name="P6"><text:span text:style-name="T2">- email : varchar</text:span></text:p>
            <text:p text:style-name="P9"><text:span text:style-name="T2">- nom : string</text:span></text:p>
            <text:p text:style-name="P9"><text:span text:style-name="T2">- prenom : string</text:span></text:p>
            <text:p text:style-name="P9"><text:span text:style-name="T2">- motdepass : varcha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11" draw:layer="layout" svg:width="3.449cm" svg:height="1.999cm" svg:x="7.926cm" svg:y="6.201cm">
            <text:p text:style-name="P10"><text:span text:style-name="T3">- avoirRole</text:span></text:p>
            <text:p text:style-name="P10"><text:span text:style-name="T3">- seConnecter</text:span></text:p>
            <text:p text:style-name="P10"><text:span text:style-name="T3">-seDeconnecter</text:span></text:p>
            <text:p text:style-name="P10"><text:span text:style-name="T3">-sinscrire</text:span></text:p>
            <text:p text:style-name="P10"><text:span text:style-name="T3">- reinitMotdepass 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12" draw:id="id12">
          <draw:custom-shape draw:style-name="gr3" draw:text-style-name="P5" draw:layer="layout" svg:width="2.749cm" svg:height="0.661cm" svg:x="14.4cm" svg:y="4.75cm">
            <text:p text:style-name="P4"><text:span text:style-name="T1">«ENUM»</text:span></text:p>
            <text:p text:style-name="P4"><text:span text:style-name="T1">statu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7" draw:layer="layout" svg:width="2.748cm" svg:height="1.651cm" svg:x="14.401cm" svg:y="5.411cm">
            <text:p text:style-name="P6"><text:span text:style-name="T2">Disponible</text:span></text:p>
            <text:p text:style-name="P6"><text:span text:style-name="T2">Indisponible</text:span></text:p>
            <text:p text:style-name="P6"><text:span text:style-name="T2">Livrais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8" draw:layer="layout" svg:width="2.749cm" svg:height="0.588cm" svg:x="14.401cm" svg:y="7.0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3" draw:id="id13">
          <draw:custom-shape draw:style-name="gr3" draw:text-style-name="P5" draw:layer="layout" svg:width="2.749cm" svg:height="0.661cm" svg:x="19.55cm" svg:y="2.9cm">
            <text:p text:style-name="P4"><text:span text:style-name="T1">«ENUM»</text:span></text:p>
            <text:p text:style-name="P4"><text:span text:style-name="T1">statu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7" draw:layer="layout" svg:width="2.748cm" svg:height="1.651cm" svg:x="19.551cm" svg:y="3.561cm">
            <text:p text:style-name="P6"><text:span text:style-name="T2">livre</text:span></text:p>
            <text:p text:style-name="P6"><text:span text:style-name="T2">enCours</text:span></text:p>
            <text:p text:style-name="P6"><text:span text:style-name="T2">enAttente</text:span></text:p>
            <text:p text:style-name="P6"><text:span text:style-name="T2">erreu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8" draw:layer="layout" svg:width="2.749cm" svg:height="0.588cm" svg:x="19.551cm" svg:y="5.2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3" draw:id="id3">
          <draw:custom-shape draw:style-name="gr9" draw:text-style-name="P5" draw:layer="layout" svg:width="3.449cm" svg:height="0.67cm" svg:x="23.95cm" svg:y="2.9cm">
            <text:p text:style-name="P4"><text:span text:style-name="T1">Adres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draw:layer="layout" svg:width="3.448cm" svg:height="1.674cm" svg:x="23.951cm" svg:y="3.57cm">
            <text:p text:style-name="P6"><text:span text:style-name="T2">- ville : varchar</text:span></text:p>
            <text:p text:style-name="P6"><text:span text:style-name="T2">- code : int</text:span></text:p>
            <text:p text:style-name="P6"><text:span text:style-name="T2">- numRue : int</text:span></text:p>
            <text:p text:style-name="P6"><text:span text:style-name="T2">- nomRue : string</text:span></text:p>
            <text:p text:style-name="P6"><text:span text:style-name="T2">- complement : st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1" draw:layer="layout" svg:width="3.449cm" svg:height="1.254cm" svg:x="23.951cm" svg:y="5.244cm">
            <text:p text:style-name="P10"><text:span text:style-name="T3">- ajouterAdresse</text:span></text:p>
            <text:p text:style-name="P10"><text:span text:style-name="T3">- editerAdresse</text:span></text:p>
            <text:p text:style-name="P10"><text:span text:style-name="T3">-supprimerAdres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1" draw:id="id11">
          <draw:custom-shape draw:style-name="gr12" draw:text-style-name="P5" draw:layer="layout" svg:width="3.449cm" svg:height="0.425cm" svg:x="19.15cm" svg:y="6.802cm">
            <text:p text:style-name="P4"><text:span text:style-name="T1">Livraison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7" draw:layer="layout" svg:width="3.448cm" svg:height="1.061cm" svg:x="19.151cm" svg:y="7.227cm">
            <text:p text:style-name="P6"><text:span text:style-name="T2">- heureFin : tim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4" draw:text-style-name="P11" draw:layer="layout" svg:width="3.449cm" svg:height="1.112cm" svg:x="19.151cm" svg:y="8.288cm">
            <text:p text:style-name="P10"><text:span text:style-name="T3">- suivreCommande</text:span></text:p>
            <text:p text:style-name="P10"><text:span text:style-name="T3">- estimerTempsLivraison</text:span></text:p>
            <text:p text:style-name="P10"><text:span text:style-name="T3">- signalerErreur</text:span></text:p>
            <text:p text:style-name="P10"><text:span text:style-name="T3">- validerLivraison 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 xml:id="id4" draw:id="id4">
          <draw:custom-shape draw:style-name="gr15" draw:text-style-name="P5" draw:layer="layout" svg:width="3.449cm" svg:height="0.335cm" svg:x="3.65cm" svg:y="9.752cm">
            <text:p text:style-name="P4"><text:span text:style-name="T1">Chef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3.448cm" svg:height="0.836cm" svg:x="3.651cm" svg:y="10.08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" draw:text-style-name="P11" draw:layer="layout" svg:width="3.449cm" svg:height="0.877cm" svg:x="3.651cm" svg:y="10.923cm">
            <text:p text:style-name="P10"><text:span text:style-name="T3"> 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5" draw:id="id5">
          <draw:custom-shape draw:style-name="gr15" draw:text-style-name="P5" draw:layer="layout" svg:width="3.449cm" svg:height="0.335cm" svg:x="7.95cm" svg:y="9.752cm">
            <text:p text:style-name="P4"><text:span text:style-name="T1">Cli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3.448cm" svg:height="0.836cm" svg:x="7.951cm" svg:y="10.08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1" draw:layer="layout" svg:width="3.449cm" svg:height="0.877cm" svg:x="7.951cm" svg:y="10.923cm">
            <text:p text:style-name="P10"><text:span text:style-name="T3"> 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6" draw:id="id6">
          <draw:custom-shape draw:style-name="gr15" draw:text-style-name="P5" draw:layer="layout" svg:width="3.449cm" svg:height="0.335cm" svg:x="12.2cm" svg:y="9.752cm">
            <text:p text:style-name="P4"><text:span text:style-name="T1">Livreu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3.448cm" svg:height="0.836cm" svg:x="12.201cm" svg:y="10.087cm">
            <text:p text:style-name="P6"><text:span text:style-name="T2">- serviceGeolocalis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11" draw:layer="layout" svg:width="3.449cm" svg:height="1.727cm" svg:x="12.201cm" svg:y="10.923cm">
            <text:p text:style-name="P10"><text:span text:style-name="T3"> </text:span><text:span text:style-name="T3">- changerStatut</text:span></text:p>
            <text:p text:style-name="P10"><text:span text:style-name="T3">- afficherCommande</text:span></text:p>
            <text:p text:style-name="P10"><text:span text:style-name="T3">- accepterCommande</text:span></text:p>
            <text:p text:style-name="P10"><text:span text:style-name="T3">- refuserComman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9" draw:id="id9">
          <draw:custom-shape draw:style-name="gr20" draw:text-style-name="P5" draw:layer="layout" svg:width="2.749cm" svg:height="0.513cm" svg:x="7.9cm" svg:y="16.25cm">
            <text:p text:style-name="P4"><text:span text:style-name="T1">«ENUM»</text:span></text:p>
            <text:p text:style-name="P4"><text:span text:style-name="T1">typ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7" draw:layer="layout" svg:width="2.748cm" svg:height="1.281cm" svg:x="7.901cm" svg:y="16.763cm">
            <text:p text:style-name="P6"><text:span text:style-name="T2">plat</text:span></text:p>
            <text:p text:style-name="P6"><text:span text:style-name="T2">desser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8" draw:layer="layout" svg:width="2.749cm" svg:height="0.456cm" svg:x="7.901cm" svg:y="18.04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7" draw:id="id7">
          <draw:custom-shape draw:style-name="gr23" draw:text-style-name="P5" draw:layer="layout" svg:width="3.449cm" svg:height="0.484cm" svg:x="3.2cm" svg:y="15.65cm">
            <text:p text:style-name="P4"><text:span text:style-name="T1">Produ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7" draw:layer="layout" svg:width="3.448cm" svg:height="1.208cm" svg:x="3.201cm" svg:y="16.134cm">
            <text:p text:style-name="P6"><text:span text:style-name="T2">- nom : string</text:span></text:p>
            <text:p text:style-name="P9"><text:span text:style-name="T2">- listeJour : booléen</text:span></text:p>
            <text:p text:style-name="P9"><text:span text:style-name="T2">- prixTtc : in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5" draw:text-style-name="P11" draw:layer="layout" svg:width="3.449cm" svg:height="1.905cm" svg:x="3.201cm" svg:y="17.342cm">
            <text:p text:style-name="P10"><text:span text:style-name="T3">- ajoutProduit</text:span></text:p>
            <text:p text:style-name="P10"><text:span text:style-name="T3">- editerProduit</text:span></text:p>
            <text:p text:style-name="P10"><text:span text:style-name="T3">- supprimerProduit</text:span></text:p>
            <text:p text:style-name="P10"><text:span text:style-name="T3">-afficherProduit</text:span></text:p>
            <text:p text:style-name="P10"><text:span text:style-name="T3">- gererStock</text:span></text:p>
            <text:p text:style-name="P10"><text:span text:style-name="T3">- majQuantité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8" draw:id="id8">
          <draw:custom-shape draw:style-name="gr23" draw:text-style-name="P5" draw:layer="layout" svg:width="3.449cm" svg:height="0.484cm" svg:x="18.9cm" svg:y="12.75cm">
            <text:p text:style-name="P4"><text:span text:style-name="T1">Comman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7" draw:layer="layout" svg:width="3.448cm" svg:height="1.208cm" svg:x="18.901cm" svg:y="13.234cm">
            <text:p text:style-name="P6"><text:span text:style-name="T2">- numero : int</text:span></text:p>
            <text:p text:style-name="P9"><text:span text:style-name="T2">- heure : time</text:span></text:p>
            <text:p text:style-name="P9"><text:span text:style-name="T2">- prixTtc : in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6" draw:text-style-name="P11" draw:layer="layout" svg:width="3.449cm" svg:height="1.905cm" svg:x="18.901cm" svg:y="14.442cm">
            <text:p text:style-name="P10"><text:span text:style-name="T3">- obtenirTotalprix</text:span></text:p>
            <text:p text:style-name="P10"><text:span text:style-name="T3">- paiement</text:span></text:p>
            <text:p text:style-name="P10"><text:span text:style-name="T3">- validerLivrais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0" draw:id="id10">
          <draw:custom-shape draw:style-name="gr27" draw:text-style-name="P5" draw:layer="layout" svg:width="3.449cm" svg:height="0.352cm" svg:x="12.75cm" svg:y="16.25cm">
            <text:p text:style-name="P4"><text:span text:style-name="T1">Produit_comman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8" draw:text-style-name="P7" draw:layer="layout" svg:width="3.448cm" svg:height="0.877cm" svg:x="12.751cm" svg:y="16.602cm">
            <text:p text:style-name="P6"><text:span text:style-name="T2">- quantite : i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9" draw:text-style-name="P11" draw:layer="layout" svg:width="3.449cm" svg:height="0.921cm" svg:x="12.751cm" svg:y="17.479cm">
            <text:p text:style-name="P10"><text:span text:style-name="T3"> </text:span><text:span text:style-name="T3">- ajoutProduit</text:span></text:p>
            <text:p text:style-name="P10"><text:span text:style-name="T3">- supprimerProdui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30" draw:text-style-name="P12" draw:layer="layout" svg:x1="5.9cm" svg:y1="4.45cm" svg:x2="7.925cm" svg:y2="5.625cm" draw:start-shape="id1" draw:start-glue-point="1" draw:end-shape="id2" draw:end-glue-point="3" svg:d="M5900 4450h1012v1175h1013" svg:viewBox="0 0 2026 1176">
          <text:p/>
        </draw:connector>
        <draw:connector draw:style-name="gr30" draw:text-style-name="P12" draw:layer="layout" svg:x1="9.65cm" svg:y1="3.051cm" svg:x2="25.675cm" svg:y2="2.9cm" draw:start-shape="id2" draw:start-glue-point="0" draw:end-shape="id3" draw:end-glue-point="0" svg:d="M9650 3051v-652h16025v501" svg:viewBox="0 0 16026 653">
          <text:p/>
        </draw:connector>
        <draw:connector draw:style-name="gr31" draw:text-style-name="P12" draw:layer="layout" svg:x1="5.375cm" svg:y1="9.752cm" svg:x2="9.65cm" svg:y2="8.2cm" draw:start-shape="id4" draw:start-glue-point="0" draw:end-shape="id2" draw:end-glue-point="2" svg:d="M5375 9752v-776h4275v-776" svg:viewBox="0 0 4276 1553">
          <text:p/>
        </draw:connector>
        <draw:connector draw:style-name="gr30" draw:text-style-name="P12" draw:layer="layout" svg:x1="9.675cm" svg:y1="9.752cm" svg:x2="9.65cm" svg:y2="8.2cm" draw:start-shape="id5" draw:start-glue-point="0" draw:end-shape="id2" draw:end-glue-point="2" svg:d="M9675 9752v-776h-25v-776" svg:viewBox="0 0 26 1553">
          <text:p/>
        </draw:connector>
        <draw:connector draw:style-name="gr31" draw:text-style-name="P12" draw:layer="layout" svg:x1="13.925cm" svg:y1="9.752cm" svg:x2="9.65cm" svg:y2="8.2cm" draw:start-shape="id6" draw:start-glue-point="0" draw:end-shape="id2" draw:end-glue-point="2" svg:d="M13925 9752v-776h-4275v-776" svg:viewBox="0 0 4276 1553">
          <text:p/>
        </draw:connector>
        <draw:connector draw:style-name="gr30" draw:text-style-name="P12" draw:layer="layout" svg:x1="3.65cm" svg:y1="11.201cm" svg:x2="3.2cm" svg:y2="17.448cm" draw:end-shape="id7" draw:end-glue-point="3" svg:d="M3650 11201h-952v6247h502" svg:viewBox="0 0 953 6248">
          <text:p/>
        </draw:connector>
        <draw:connector draw:style-name="gr30" draw:text-style-name="P12" draw:layer="layout" svg:x1="4.925cm" svg:y1="15.65cm" svg:x2="18.9cm" svg:y2="14.548cm" draw:start-shape="id7" draw:start-glue-point="0" draw:end-shape="id8" draw:end-glue-point="3" svg:d="M4925 15650v-1102h13975" svg:viewBox="0 0 13976 1103">
          <text:p/>
        </draw:connector>
        <draw:connector draw:style-name="gr30" draw:text-style-name="P12" draw:layer="layout" svg:x1="7.9cm" svg:y1="17.375cm" svg:x2="6.65cm" svg:y2="17.448cm" draw:start-shape="id9" draw:start-glue-point="3" draw:end-shape="id7" draw:end-glue-point="1" svg:d="M7900 17375h-625v73h-625" svg:viewBox="0 0 1251 74">
          <text:p/>
        </draw:connector>
        <draw:connector draw:style-name="gr32" draw:text-style-name="P12" draw:layer="layout" svg:x1="14.475cm" svg:y1="16.25cm" svg:x2="14.421cm" svg:y2="14.555cm" draw:start-shape="id10" draw:start-glue-point="0" svg:d="M14475 16250v-1098h-54v-597" svg:viewBox="0 0 55 1696">
          <text:p/>
        </draw:connector>
        <draw:connector draw:style-name="gr30" draw:text-style-name="P12" draw:layer="layout" svg:x1="22.35cm" svg:y1="14.548cm" svg:x2="25.675cm" svg:y2="6.498cm" draw:start-shape="id8" draw:start-glue-point="1" draw:end-shape="id3" draw:end-glue-point="2" svg:d="M22350 14548h3325v-8050" svg:viewBox="0 0 3326 8051">
          <text:p/>
        </draw:connector>
        <draw:connector draw:style-name="gr30" draw:text-style-name="P12" draw:layer="layout" svg:x1="15.65cm" svg:y1="11.201cm" svg:x2="20.625cm" svg:y2="12.75cm" draw:end-shape="id8" draw:end-glue-point="0" svg:d="M15650 11201v524h4975v1025" svg:viewBox="0 0 4976 1550">
          <text:p/>
        </draw:connector>
        <draw:connector draw:style-name="gr32" draw:text-style-name="P12" draw:layer="layout" svg:x1="19.15cm" svg:y1="8.101cm" svg:x2="15.714cm" svg:y2="11.207cm" draw:start-shape="id11" draw:start-glue-point="3" svg:d="M19150 8101h-1969v3106h-1467" svg:viewBox="0 0 3437 3107">
          <text:p/>
        </draw:connector>
        <draw:connector draw:style-name="gr30" draw:text-style-name="P12" draw:layer="layout" svg:x1="15.775cm" svg:y1="7.65cm" svg:x2="14.712cm" svg:y2="9.899cm" draw:start-shape="id12" draw:start-glue-point="2" svg:d="M15775 7650v1376h-1063v873" svg:viewBox="0 0 1064 2250">
          <text:p/>
        </draw:connector>
        <draw:connector draw:style-name="gr30" draw:text-style-name="P12" draw:layer="layout" svg:x1="20.925cm" svg:y1="5.8cm" svg:x2="20.875cm" svg:y2="6.802cm" draw:start-shape="id13" draw:start-glue-point="2" draw:end-shape="id11" draw:end-glue-point="0" svg:d="M20925 5800v501h-50v501" svg:viewBox="0 0 51 1003">
          <text:p/>
        </draw:connector>
        <draw:frame draw:style-name="gr33" draw:text-style-name="P13" draw:layer="layout" svg:width="0.697cm" svg:height="0.645cm" svg:x="25.953cm" svg:y="6.9cm">
          <draw:text-box>
            <text:p><text:span text:style-name="T4">1</text:span></text:p>
          </draw:text-box>
        </draw:frame>
        <draw:frame draw:style-name="gr33" draw:text-style-name="P13" draw:layer="layout" svg:width="0.697cm" svg:height="0.645cm" svg:x="15.654cm" svg:y="11.401cm">
          <draw:text-box>
            <text:p><text:span text:style-name="T4">1</text:span></text:p>
          </draw:text-box>
        </draw:frame>
        <draw:frame draw:style-name="gr33" draw:text-style-name="P13" draw:layer="layout" svg:width="0.697cm" svg:height="0.645cm" svg:x="2.955cm" svg:y="11.302cm">
          <draw:text-box>
            <text:p><text:span text:style-name="T4">1</text:span></text:p>
          </draw:text-box>
        </draw:frame>
        <draw:frame draw:style-name="gr33" draw:text-style-name="P13" draw:layer="layout" svg:width="0.697cm" svg:height="0.645cm" svg:x="9.756cm" svg:y="2.403cm">
          <draw:text-box>
            <text:p><text:span text:style-name="T4">1</text:span></text:p>
          </draw:text-box>
        </draw:frame>
        <draw:frame draw:style-name="gr34" draw:text-style-name="P13" draw:layer="layout" svg:width="1.086cm" svg:height="0.645cm" svg:x="25.757cm" svg:y="2.404cm">
          <draw:text-box>
            <text:p><text:span text:style-name="T4">0..n</text:span></text:p>
          </draw:text-box>
        </draw:frame>
        <draw:frame draw:style-name="gr33" draw:text-style-name="P13" draw:layer="layout" svg:width="0.697cm" svg:height="0.645cm" svg:x="22.357cm" svg:y="13.805cm">
          <draw:text-box>
            <text:p><text:span text:style-name="T4">1</text:span></text:p>
          </draw:text-box>
        </draw:frame>
        <draw:frame draw:style-name="gr34" draw:text-style-name="P13" draw:layer="layout" svg:width="1.086cm" svg:height="0.645cm" svg:x="17.657cm" svg:y="13.806cm">
          <draw:text-box>
            <text:p><text:span text:style-name="T4">0..n</text:span></text:p>
          </draw:text-box>
        </draw:frame>
        <draw:frame draw:style-name="gr34" draw:text-style-name="P13" draw:layer="layout" svg:width="1.086cm" svg:height="0.645cm" svg:x="19.357cm" svg:y="12.007cm">
          <draw:text-box>
            <text:p><text:span text:style-name="T4">0..n</text:span></text:p>
          </draw:text-box>
        </draw:frame>
        <draw:frame draw:style-name="gr34" draw:text-style-name="P13" draw:layer="layout" svg:width="1.086cm" svg:height="0.645cm" svg:x="1.257cm" svg:y="17.108cm">
          <draw:text-box>
            <text:p><text:span text:style-name="T4">0..n</text:span></text:p>
          </draw:text-box>
        </draw:frame>
        <draw:connector draw:style-name="gr30" draw:text-style-name="P12" draw:layer="layout" draw:line-skew="0.756cm" svg:x1="9.675cm" svg:y1="11.8cm" svg:x2="18.649cm" svg:y2="13.687cm" draw:start-shape="id5" draw:start-glue-point="2" svg:d="M9675 11800v1950h8974v-63" svg:viewBox="0 0 8975 1951">
          <text:p/>
        </draw:connector>
        <draw:frame draw:style-name="gr33" draw:text-style-name="P13" draw:layer="layout" svg:width="0.697cm" svg:height="0.645cm" svg:x="9.955cm" svg:y="11.902cm">
          <draw:text-box>
            <text:p><text:span text:style-name="T4">1</text:span></text:p>
          </draw:text-box>
        </draw:frame>
        <draw:frame draw:style-name="gr34" draw:text-style-name="P13" draw:layer="layout" svg:width="1.086cm" svg:height="0.645cm" svg:x="17.657cm" svg:y="12.707cm">
          <draw:text-box>
            <text:p><text:span text:style-name="T4">0..n</text:span></text:p>
          </draw:text-box>
        </draw:frame>
        <draw:frame draw:style-name="gr34" draw:text-style-name="P13" draw:layer="layout" svg:width="1.086cm" svg:height="0.645cm" svg:x="5.257cm" svg:y="14.808cm">
          <draw:text-box>
            <text:p><text:span text:style-name="T4">1..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3000 3000" svg:d="M1500 0l1500 3000h-3000zM1500 447l-1176 2353h235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0T18:45:28.822000000</meta:creation-date>
    <dc:date>2021-10-04T16:05:26.533000000</dc:date>
    <meta:editing-duration>PT1H29M41S</meta:editing-duration>
    <meta:editing-cycles>14</meta:editing-cycles>
    <meta:generator>LibreOffice/7.2.1.2$Windows_X86_64 LibreOffice_project/87b77fad49947c1441b67c559c339af8f3517e22</meta:generator>
    <meta:document-statistic meta:object-count="82"/>
  </office:meta>
</office:document-meta>
</file>